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a08f" officeooo:paragraph-rsid="0015a08f"/>
    </style:style>
    <style:style style:name="P2" style:family="paragraph" style:parent-style-name="Standard">
      <style:text-properties officeooo:rsid="0016aed5" officeooo:paragraph-rsid="0016aed5"/>
    </style:style>
    <style:style style:name="P3" style:family="paragraph" style:parent-style-name="Standard">
      <style:text-properties fo:font-weight="bold" officeooo:rsid="0016aed5" officeooo:paragraph-rsid="0016aed5" style:font-weight-asian="bold" style:font-weight-complex="bold"/>
    </style:style>
    <style:style style:name="P4" style:family="paragraph" style:parent-style-name="Standard" style:list-style-name="L1">
      <style:text-properties officeooo:paragraph-rsid="0018ab84"/>
    </style:style>
    <style:style style:name="T1" style:family="text">
      <style:text-properties fo:font-weight="bold" officeooo:rsid="0018ab84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orators are primarily used for classes and properties and methods are related to classes </text:p>
      <text:p text:style-name="P1"><text:s/></text:p>
      <text:p text:style-name="P1"/>
      <text:p text:style-name="P1"/>
      <text:p text:style-name="P1"/>
      <text:p text:style-name="P1">where use :</text:p>
      <text:p text:style-name="P1"/>
      <text:p text:style-name="P1">1. classes decoraters</text:p>
      <text:p text:style-name="P1">2. method decoraters : applies to a method whitin the class</text:p>
      <text:p text:style-name="P1">3. properties : applied to a properties within a class</text:p>
      <text:p text:style-name="P1">4. parameter : applies to a parameter within the method of class</text:p>
      <text:p text:style-name="P1"/>
      <text:p text:style-name="P1"/>
      <text:p text:style-name="P2">decorators chenges in v5 : also add ecmaScript Feature </text:p>
      <text:p text:style-name="P2"/>
      <text:p text:style-name="P2"/>
      <text:p text:style-name="P3">There is an Target that is link that where we use decorator</text:p>
      <text:p text:style-name="P3"/>
      <text:list xml:id="list7541160" text:style-name="L1">
        <text:list-item>
          <text:p text:style-name="P4"><text:span text:style-name="T1">Decorator can be called using @decoratorNam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4:06:33.566131630</meta:creation-date>
    <dc:date>2026-04-27T16:18:54.806699007</dc:date>
    <meta:editing-duration>PT2H2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81" meta:character-count="461" meta:non-whitespace-character-count="387"/>
  </office:meta>
</office:document-meta>
</file>